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8.27431in" svg:y="0in" svg:width="2.75in" svg:height="2.06246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67" svg:x="2.08821in" svg:y="0.62917in" svg:width="6.39961in" svg:height="4.79961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568" svg:x="0in" svg:y="4.13893in" svg:width="2.75in" svg:height="2.06246in" style:rel-width="scale" style:rel-height="scale">
          <draw:image xlink:href="media/image3.png" xlink:type="simple" xlink:show="embed" xlink:actuate="onLoad"/>
          <svg:title/>
          <svg:desc/>
        </draw:frame>
        <draw:custom-shape svg:x="3.25962in" svg:y="4.13893in" svg:width="0.43865in" svg:height="0.46047in" draw:id="id76" draw:style-name="a571" draw:name="Oval 6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4512in" svg:y="0.80596in" svg:width="0.42919in" svg:height="0.45053in" draw:id="id77" draw:style-name="a574" draw:name="Oval 7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580">
          <draw:frame draw:id="id78" draw:style-name="a577" draw:name="Slide Number Placeholder 6" svg:x="4.67953in" svg:y="11.10827in" svg:width="3.5878in" svg:height="0.58425in">
            <draw:text-box>
              <text:p text:style-name="a576" text:class-names="" text:cond-style-name=""><text:span text:style-name="a57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9" presentation:style-name="a578" draw:name="Slide Image Placeholder 1">
            <svg:title/>
            <svg:desc/>
          </draw:page-thumbnail>
          <draw:frame draw:id="id80" presentation:style-name="a5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Peter Chang</meta:initial-creator>
    <dc:creator>Peter Tz Shin Chang</dc:creator>
    <meta:creation-date>2023-03-21T18:30:03Z</meta:creation-date>
    <dc:date>2023-03-22T06:41:20Z</dc:date>
    <meta:editing-cycles>1</meta:editing-cycles>
    <meta:editing-duration>PT242S</meta:editing-duration>
    <meta:document-statistic meta:paragraph-count="1" meta:word-count="1"/>
  </office:meta>
</office:document-meta>
</file>